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draw:stroke-dash="Fine_20_Dashed_20__28_var_29_" svg:stroke-width="0.2cm" draw:marker-start-width="0.6cm" draw:marker-end-width="0.6cm" draw:fill="solid" draw:fill-color="#cccccc" draw:fill-gradient-name="Gradient_20_1" draw:fill-hatch-name="Black_20_0_20_Degrees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ffcc99" draw:fill-gradient-name="Gradient_20_1" draw:fill-hatch-name="Black_20_0_20_Degrees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0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color="#000000" fo:font-size="10pt" fo:font-weight="bold"/>
    </style:style>
    <style:style style:name="P5" style:family="paragraph">
      <style:paragraph-properties fo:margin-left="0cm" fo:margin-right="0cm" fo:text-indent="0cm"/>
      <style:text-properties fo:font-size="12pt" fo:font-weight="bold"/>
    </style:style>
    <style:style style:name="P6" style:family="paragraph">
      <style:paragraph-properties fo:margin-left="0cm" fo:margin-right="0cm" fo:text-indent="0cm"/>
      <style:text-properties fo:color="#000000" fo:font-size="10pt" fo:font-weight="bold"/>
    </style:style>
    <style:style style:name="T1" style:family="text">
      <style:text-properties fo:color="#000000" fo:font-size="10pt" fo:font-weight="bold"/>
    </style:style>
    <style:style style:name="T2" style:family="text">
      <style:text-properties fo:font-size="1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6.08cm" svg:height="5.98cm" draw:transform="rotate (1.5707963267946) translate (4.3cm 15.72cm)"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3.5cm" svg:y1="10.76cm" svg:x2="5.8cm" svg:y2="10.76cm">
          <text:p text:style-name="P3"/>
        </draw:line>
        <draw:line draw:style-name="gr2" draw:text-style-name="P2" draw:layer="layout" svg:x1="3.5cm" svg:y1="12.76cm" svg:x2="5.8cm" svg:y2="12.76cm">
          <text:p text:style-name="P3"/>
        </draw:line>
        <draw:frame draw:style-name="gr3" draw:text-style-name="P4" draw:layer="layout" svg:width="0.968cm" svg:height="0.696cm" svg:x="2.412cm" svg:y="14.324cm">
          <draw:text-box>
            <text:p text:style-name="P3"><text:span text:style-name="T1">PE</text:span></text:p>
          </draw:text-box>
        </draw:frame>
        <draw:line draw:style-name="gr2" draw:text-style-name="P2" draw:layer="layout" svg:x1="3.5cm" svg:y1="11.76cm" svg:x2="5.8cm" svg:y2="11.76cm">
          <text:p text:style-name="P3"/>
        </draw:line>
        <draw:custom-shape draw:style-name="gr4" draw:text-style-name="P1" draw:layer="layout" svg:width="4.82cm" svg:height="2.88cm" draw:transform="rotate (1.5707963267946) translate (5.9cm 15.08cm)"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2.86cm" svg:height="1.317cm" svg:x="5.97cm" svg:y="10.806cm">
          <draw:text-box>
            <text:p text:style-name="P3"><text:span text:style-name="T2">TTL-Driver</text:span></text:p>
            <text:p text:style-name="P3"><text:span text:style-name="T2">SN74AC244</text:span></text:p>
          </draw:text-box>
        </draw:frame>
        <draw:line draw:style-name="gr2" draw:text-style-name="P2" draw:layer="layout" svg:x1="3.5cm" svg:y1="13.76cm" svg:x2="5.8cm" svg:y2="13.76cm">
          <text:p text:style-name="P3"/>
        </draw:line>
        <draw:line draw:style-name="gr2" draw:text-style-name="P2" draw:layer="layout" svg:x1="8.8cm" svg:y1="10.76cm" svg:x2="11.1cm" svg:y2="10.76cm">
          <text:p text:style-name="P3"/>
        </draw:line>
        <draw:line draw:style-name="gr2" draw:text-style-name="P2" draw:layer="layout" svg:x1="8.8cm" svg:y1="12.76cm" svg:x2="11.1cm" svg:y2="12.76cm">
          <text:p text:style-name="P3"/>
        </draw:line>
        <draw:line draw:style-name="gr2" draw:text-style-name="P2" draw:layer="layout" svg:x1="8.8cm" svg:y1="11.76cm" svg:x2="11.1cm" svg:y2="11.76cm">
          <text:p text:style-name="P3"/>
        </draw:line>
        <draw:line draw:style-name="gr2" draw:text-style-name="P2" draw:layer="layout" svg:x1="8.8cm" svg:y1="13.76cm" svg:x2="11.1cm" svg:y2="13.76cm">
          <text:p text:style-name="P3"/>
        </draw:line>
        <draw:line draw:style-name="gr2" draw:text-style-name="P2" draw:layer="layout" svg:x1="5.8cm" svg:y1="14.66cm" svg:x2="3.5cm" svg:y2="14.66cm">
          <text:p text:style-name="P3"/>
        </draw:line>
        <draw:line draw:style-name="gr2" draw:text-style-name="P2" draw:layer="layout" svg:x1="11.1cm" svg:y1="14.66cm" svg:x2="8.8cm" svg:y2="14.66cm">
          <text:p text:style-name="P3"/>
        </draw:line>
        <draw:frame draw:style-name="gr3" draw:text-style-name="P4" draw:layer="layout" svg:width="0.951cm" svg:height="0.696cm" svg:x="2.412cm" svg:y="13.424cm">
          <draw:text-box>
            <text:p text:style-name="P3"><text:span text:style-name="T1">D0</text:span></text:p>
          </draw:text-box>
        </draw:frame>
        <draw:frame draw:style-name="gr3" draw:text-style-name="P4" draw:layer="layout" svg:width="0.951cm" svg:height="0.696cm" svg:x="2.412cm" svg:y="12.424cm">
          <draw:text-box>
            <text:p text:style-name="P3"><text:span text:style-name="T1">D1</text:span></text:p>
          </draw:text-box>
        </draw:frame>
        <draw:frame draw:style-name="gr3" draw:text-style-name="P4" draw:layer="layout" svg:width="0.951cm" svg:height="0.696cm" svg:x="2.412cm" svg:y="11.424cm">
          <draw:text-box>
            <text:p text:style-name="P3"><text:span text:style-name="T1">D2</text:span></text:p>
          </draw:text-box>
        </draw:frame>
        <draw:frame draw:style-name="gr3" draw:text-style-name="P4" draw:layer="layout" svg:width="0.951cm" svg:height="0.696cm" svg:x="2.412cm" svg:y="10.424cm">
          <draw:text-box>
            <text:p text:style-name="P3"><text:span text:style-name="T1">D3</text:span></text:p>
          </draw:text-box>
        </draw:frame>
        <draw:frame draw:style-name="gr3" draw:text-style-name="P4" draw:layer="layout" svg:width="1.069cm" svg:height="0.696cm" svg:x="11.212cm" svg:y="14.324cm">
          <draw:text-box>
            <text:p text:style-name="P3"><text:span text:style-name="T1">TDI</text:span></text:p>
          </draw:text-box>
        </draw:frame>
        <draw:frame draw:style-name="gr3" draw:text-style-name="P4" draw:layer="layout" svg:width="1.518cm" svg:height="0.696cm" svg:x="11.212cm" svg:y="13.424cm">
          <draw:text-box>
            <text:p text:style-name="P3"><text:span text:style-name="T1">/TRST</text:span></text:p>
          </draw:text-box>
        </draw:frame>
        <draw:frame draw:style-name="gr3" draw:text-style-name="P4" draw:layer="layout" svg:width="1.247cm" svg:height="0.696cm" svg:x="11.212cm" svg:y="12.424cm">
          <draw:text-box>
            <text:p text:style-name="P3"><text:span text:style-name="T1">TDO</text:span></text:p>
          </draw:text-box>
        </draw:frame>
        <draw:frame draw:style-name="gr3" draw:text-style-name="P4" draw:layer="layout" svg:width="1.243cm" svg:height="0.696cm" svg:x="11.212cm" svg:y="11.424cm">
          <draw:text-box>
            <text:p text:style-name="P3"><text:span text:style-name="T1">TMS</text:span></text:p>
          </draw:text-box>
        </draw:frame>
        <draw:frame draw:style-name="gr3" draw:text-style-name="P4" draw:layer="layout" svg:width="1.222cm" svg:height="0.696cm" svg:x="11.212cm" svg:y="10.424cm">
          <draw:text-box>
            <text:p text:style-name="P3"><text:span text:style-name="T1">TCK</text:span></text:p>
          </draw:text-box>
        </draw:frame>
        <draw:frame draw:style-name="gr3" draw:text-style-name="P6" draw:layer="layout" svg:width="2.631cm" svg:height="0.696cm" draw:transform="rotate (1.5707963267946) translate (1.754cm 13.861cm)">
          <draw:text-box>
            <text:p text:style-name="P3"><text:span text:style-name="T1">Host Syste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Nimbus Sans L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Nimbus Sans L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Mario Blunk</meta:initial-creator>
    <meta:creation-date>2008-08-26T14:15:55</meta:creation-date>
    <dc:creator>Mario Blunk</dc:creator>
    <dc:date>2008-09-25T10:16:28</dc:date>
    <dc:language>de-DE</dc:language>
    <meta:editing-cycles>23</meta:editing-cycles>
    <meta:editing-duration>PT3H3M40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